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ClassLoaderLocal.set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extClassLoaderLocal.ge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textClassLoaderLocal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ClassLoaderLocal.un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xtClassLoaderLocal.ContextClassLoader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ClassLoaderLocal.unset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